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c970"/>
    </style:style>
    <style:style style:name="T1" style:family="text">
      <style:text-properties officeooo:rsid="001fc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ser name" text:name="py3o.objects.name"/>
      </text:user-field-decls>
      <text:p text:style-name="P1"><text:user-field-get text:name="py3o.objects.name">user 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1:20:19.583258854</meta:creation-date>
    <dc:date>2020-01-22T11:47:16.939021177</dc:date>
    <meta:editing-duration>PT8M56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